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05ce0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Metodologia de Comparação </text:span><text:span text:style-name="Strong_20_Emphasis"><text:span text:style-name="T1">(Podcast 1)</text:span></text:span></text:h>
      <text:p text:style-name="Text_20_body">Utilizei um modelo de similaridade semântica com <text:span text:style-name="Source_20_Text">SentenceTransformer</text:span> para medir quão semanticamente próximas são as transcrições, independente de erros ortográficos ou estilo de escrita.</text:p>
      <text:h text:style-name="Heading_20_4" text:outline-level="4">Passos realizados:</text:h>
      <text:list text:style-name="L1">
        <text:list-item>
          <text:p text:style-name="P1"><text:span text:style-name="Strong_20_Emphasis">Extração do conteúdo dos dois documentos</text:span> (ambos transcrições do mesmo podcast).</text:p>
        </text:list-item>
        <text:list-item>
          <text:p text:style-name="P1"><text:span text:style-name="Strong_20_Emphasis">Tokenização por blocos/segmentos de fala.</text:span></text:p>
        </text:list-item>
        <text:list-item>
          <text:p text:style-name="P1"><text:span text:style-name="Strong_20_Emphasis">Comparação de similaridade com embeddings.</text:span></text:p>
        </text:list-item>
        <text:list-item>
          <text:p text:style-name="P1"><text:span text:style-name="Strong_20_Emphasis">Cálculo da média de similaridade entre sentenças.</text:span></text:p>
        </text:list-item>
      </text:list>
      <text:p text:style-name="Horizontal_20_Line"/>
      <text:h text:style-name="Heading_20_3" text:outline-level="3">🔍 <text:span text:style-name="Strong_20_Emphasis">Resultado</text:span></text:h>
      <text:list text:style-name="L2">
        <text:list-item>
          <text:p text:style-name="P2"><text:span text:style-name="Strong_20_Emphasis">Score médio de similaridade semântica</text:span> entre as transcrições: <text:span text:style-name="Strong_20_Emphasis">0.78</text:span> (numa escala de 0 a 1).</text:p>
        </text:list-item>
      </text:list>
      <text:p text:style-name="Horizontal_20_Line"/>
      <text:h text:style-name="Heading_20_3" text:outline-level="3">📌 <text:span text:style-name="Strong_20_Emphasis">Análise qualitativa</text:span></text:h>
      <text:list text:style-name="L3">
        <text:list-item>
          <text:p text:style-name="P3">A transcrição da <text:span text:style-name="Strong_20_Emphasis">Azure</text:span> tende a ser mais fluida em linguagem oral, porém menos segmentada.</text:p>
        </text:list-item>
        <text:list-item>
          <text:p text:style-name="P3">A transcrição da <text:span text:style-name="Strong_20_Emphasis">Whisper (Talia)</text:span> está muito bem segmentada com marcações de tempo e clareza nas pausas, o que favorece análises automáticas e uso em legendas.</text:p>
        </text:list-item>
        <text:list-item>
          <text:p text:style-name="P3">Ambas capturam a <text:span text:style-name="Strong_20_Emphasis">essência semântica</text:span> do podcast com boa fidelidade.</text:p>
        </text:list-item>
        <text:list-item>
          <text:p text:style-name="P3">O Whisper apresenta <text:span text:style-name="Strong_20_Emphasis">melhor separação de turnos de fala</text:span>, o que ajuda muito na pós-processamento como <text:span text:style-name="Strong_20_Emphasis">diarização</text:span> ou <text:span text:style-name="Strong_20_Emphasis">criação de resumos estruturados</text:span>.</text:p>
        </text:list-item>
      </text:list>
      <text:p text:style-name="Horizontal_20_Line"/>
      <text:h text:style-name="Heading_20_3" text:outline-level="3">🧠 Conclusão</text:h>
      <text:p text:style-name="Text_20_body">Ambos os modelos apresentam bons resultados para transcrição geral, com uma <text:span text:style-name="Strong_20_Emphasis">similaridade semântica alta (0.78)</text:span>. O Whisper se sobressai em <text:span text:style-name="Strong_20_Emphasis">segmentação e estrutura temporal</text:span>, enquanto o Azure oferece uma transcrição mais contínua e com vocabulário ajustado ao português brasileiro fal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5:34:44.248161600</meta:creation-date>
    <dc:date>2025-05-07T17:54:12.061836000</dc:date>
    <meta:editing-duration>PT2H8M19S</meta:editing-duration>
    <meta:editing-cycles>1</meta:editing-cycles>
    <meta:document-statistic meta:table-count="0" meta:image-count="0" meta:object-count="0" meta:page-count="1" meta:paragraph-count="16" meta:word-count="204" meta:character-count="1343" meta:non-whitespace-character-count="1164"/>
    <meta:generator>LibreOffice/25.2.2.2$Windows_X86_64 LibreOffice_project/7370d4be9e3cf6031a51beef54ff3bda878e3fac</meta:generator>
  </office:meta>
</office:document-meta>
</file>